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a461" officeooo:paragraph-rsid="0027a461"/>
    </style:style>
    <style:style style:name="T1" style:family="text">
      <style:text-properties officeooo:rsid="001b71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Universidad de San Carlos de Guatemala</text:p>
      <text:p text:style-name="Text_20_body"/>
      <text:p text:style-name="Text_20_body">Facultad de Ingeniería</text:p>
      <text:p text:style-name="Text_20_body"/>
      <text:p text:style-name="Text_20_body">Escuela de Ciencias y Sistemas</text:p>
      <text:p text:style-name="Text_20_body"/>
      <text:p text:style-name="Text_20_body">Introducción a la programación y computación 2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Análisis de Requerimiento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Kairi Itzmar Alexander Franco Medina</text:p>
      <text:p text:style-name="Text_20_body"/>
      <text:p text:style-name="Text_20_body">201222591</text:p>
      <text:p text:style-name="Text_20_body"/>
      <text:p text:style-name="Text_20_body"><text:span text:style-name="T1">1</text:span>0-jun-2015</text:p>
      <text:h text:style-name="Heading_20_1" text:outline-level="1"><text:soft-page-break/>Requerimientos</text:h>
      <text:p text:style-name="Subtitle">Panorama general</text:p>
      <text:p text:style-name="Subtitle">Clientes</text:p>
      <text:p text:style-name="Subtitle">Funciones del sistema</text:p>
      <text:p text:style-name="Subtitle">Atributos del sistema</text:p>
      <text:p text:style-name="Subtitle">Descripción de la arquitectura</text:p>
      <text:h text:style-name="Heading_20_1" text:outline-level="1">Casos de uso</text:h>
      <text:p text:style-name="Subtitle">Alto nivel</text:p>
      <text:p text:style-name="Subtitle">Diagramas</text:p>
      <text:p text:style-name="Subtitle">Expandidos</text:p>
      <text:h text:style-name="Heading_20_1" text:outline-level="1">Modelo conceptual</text:h>
      <text:h text:style-name="Heading_20_1" text:outline-level="1">Glosario inicial</text:h>
      <text:h text:style-name="Heading_20_1" text:outline-level="1">Diagrama entidad-relación</text:h>
      <text:h text:style-name="Heading_20_1" text:outline-level="1">Planificación</text:h>
      <text:p text:style-name="P1"/>
      <text:p text:style-name="Subtitle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06:18.863170290</meta:creation-date>
    <meta:generator>LibreOffice/4.3.7.2$Linux_x86 LibreOffice_project/430m0$Build-2</meta:generator>
    <dc:date>2015-06-08T22:20:05.474228979</dc:date>
    <meta:editing-duration>PT10M50S</meta:editing-duration>
    <meta:editing-cycles>16</meta:editing-cycles>
    <meta:document-statistic meta:table-count="0" meta:image-count="0" meta:object-count="0" meta:page-count="2" meta:paragraph-count="22" meta:word-count="59" meta:character-count="440" meta:non-whitespace-character-count="403"/>
  </office:meta>
</office:document-meta>
</file>